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93f40" officeooo:paragraph-rsid="0008c033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text-properties officeooo:rsid="0008c033" officeooo:paragraph-rsid="001336ca"/>
    </style:style>
    <style:style style:name="P7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8" style:family="paragraph" style:parent-style-name="Table_20_Contents">
      <style:text-properties officeooo:rsid="0008c033" officeooo:paragraph-rsid="001336ca"/>
    </style:style>
    <style:style style:name="P9" style:family="paragraph" style:parent-style-name="Azione_20_attore" style:list-style-name="Numerazione_20_UC">
      <style:text-properties officeooo:rsid="0008c033" officeooo:paragraph-rsid="001336ca"/>
    </style:style>
    <style:style style:name="P10" style:family="paragraph" style:parent-style-name="Azione_20_attore">
      <style:text-properties officeooo:rsid="0008c033" officeooo:paragraph-rsid="0008c033"/>
    </style:style>
    <style:style style:name="P11" style:family="paragraph" style:parent-style-name="Azione_20_attore">
      <style:paragraph-properties fo:margin-left="0.058cm" fo:margin-right="0.028cm" fo:text-indent="0cm" style:auto-text-indent="false"/>
      <style:text-properties officeooo:rsid="0008c033" officeooo:paragraph-rsid="0008c033"/>
    </style:style>
    <style:style style:name="P12" style:family="paragraph" style:parent-style-name="Azione_20_attore">
      <style:paragraph-properties fo:margin-left="0.028cm" fo:margin-right="0.028cm" fo:text-indent="0cm" style:auto-text-indent="false"/>
      <style:text-properties officeooo:rsid="0008c033" officeooo:paragraph-rsid="0008c033"/>
    </style:style>
    <style:style style:name="P13" style:family="paragraph" style:parent-style-name="Azione_20_attore" style:list-style-name="">
      <style:paragraph-properties fo:margin-left="0.058cm" fo:margin-right="0.028cm" fo:text-indent="-0.032cm" style:auto-text-indent="false">
        <style:tab-stops>
          <style:tab-stop style:position="0.55cm"/>
        </style:tab-stops>
      </style:paragraph-properties>
      <style:text-properties officeooo:rsid="001336ca" officeooo:paragraph-rsid="001336ca"/>
    </style:style>
    <style:style style:name="P14" style:family="paragraph" style:parent-style-name="Azione_20_sistema">
      <style:text-properties officeooo:rsid="0008c033" officeooo:paragraph-rsid="0008c033"/>
    </style:style>
    <style:style style:name="P15" style:family="paragraph" style:parent-style-name="Azione_20_sistema" style:list-style-name="Numerazione_20_UC">
      <style:text-properties officeooo:rsid="0008c033" officeooo:paragraph-rsid="001336ca"/>
    </style:style>
    <style:style style:name="P16" style:family="paragraph" style:parent-style-name="Azione_20_sistema" style:list-style-name="Numerazione_20_UC">
      <style:paragraph-properties fo:margin-left="0.058cm" fo:margin-right="0.028cm" fo:text-indent="-0.062cm" style:auto-text-indent="false">
        <style:tab-stops>
          <style:tab-stop style:position="0.55cm"/>
        </style:tab-stops>
      </style:paragraph-properties>
      <style:text-properties officeooo:rsid="0008c033" officeooo:paragraph-rsid="0015273b"/>
    </style:style>
    <style:style style:name="P17" style:family="paragraph" style:parent-style-name="Azione_20_sistema" style:list-style-name="Numerazione_20_UC">
      <style:paragraph-properties fo:margin-left="0.058cm" fo:margin-right="0.028cm" fo:text-indent="-0.032cm" style:auto-text-indent="false">
        <style:tab-stops>
          <style:tab-stop style:position="0.55cm"/>
        </style:tab-stops>
      </style:paragraph-properties>
      <style:text-properties officeooo:rsid="0008c033" officeooo:paragraph-rsid="0015752f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d749e"/>
    </style:style>
    <style:style style:name="T4" style:family="text">
      <style:text-properties officeooo:rsid="000f4dfc"/>
    </style:style>
    <style:style style:name="T5" style:family="text">
      <style:text-properties officeooo:rsid="00108f40"/>
    </style:style>
    <style:style style:name="T6" style:family="text">
      <style:text-properties officeooo:rsid="0012841e"/>
    </style:style>
    <style:style style:name="T7" style:family="text">
      <style:text-properties officeooo:rsid="001336ca"/>
    </style:style>
    <style:style style:name="T8" style:family="text">
      <style:text-properties officeooo:rsid="00170822"/>
    </style:style>
    <style:style style:name="T9" style:family="text">
      <style:text-properties officeooo:rsid="000a3f9c"/>
    </style:style>
    <style:style style:name="T10" style:family="text">
      <style:text-properties officeooo:rsid="0014af7b"/>
    </style:style>
    <style:style style:name="T11" style:family="text">
      <style:text-properties officeooo:rsid="000b7d41"/>
    </style:style>
    <style:style style:name="T12" style:family="text">
      <style:text-properties officeooo:rsid="00195718"/>
    </style:style>
    <style:style style:name="T13" style:family="text">
      <style:text-properties officeooo:rsid="0018f9d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Educatore didattico inserisce una nuova <text:span text:style-name="T7">attività educativ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Educatore 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Educatore didattic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158407" text:style-name="Numerazione_20_UC">
              <text:list-item text:start-value="1">
                <text:p text:style-name="P9">L'educatore accede alla sezione <text:span text:style-name="T7">Attività Educativa </text:span><text:span text:style-name="T8">(include Visualizza Attività Educativa)</text:span></text:p>
                <text:p text:style-name="P14"/>
              </text:list-item>
              <text:list-item>
                <text:p text:style-name="P15">L'educatore accede alla funzione Inserisc<text:span text:style-name="T7">iAttivitàEducativa</text:span></text:p>
                <text:p text:style-name="P11"/>
              </text:list-item>
              <text:list-item>
                <text:p text:style-name="P14">Il sistema <text:span text:style-name="T4">visualizza</text:span> un form</text:p>
                <text:p text:style-name="P10"/>
              </text:list-item>
              <text:list-item>
                <text:p text:style-name="P10">L'educatore <text:span text:style-name="T6">compila il form</text:span></text:p>
                <text:p text:style-name="P14"/>
              </text:list-item>
              <text:list-item>
                <text:p text:style-name="P16">L'educatore sottomette <text:span text:style-name="T3">la richiesta di inserimento </text:span><text:span text:style-name="T7">Attività Educativa</text:span><text:span text:style-name="T3"> al sistema</text:span></text:p>
                <text:p text:style-name="P12"/>
              </text:list-item>
              <text:list-item>
                <text:p text:style-name="P17">Il sistema <text:span text:style-name="T2">visualizza un messaggio di conferma</text:span> inserimento </text:p>
                <text:p text:style-name="P17">dell<text:span text:style-name="T7">'</text:span> <text:span text:style-name="T7">Attività Educativa</text:span></text:p>
              </text:list-item>
            </text:list>
            <text:p text:style-name="P13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L'educatore ha inserito l<text:span text:style-name="T7">' Attività Educativa</text:span> correttamente, <text:span text:style-name="T5">ha confermato l' operazione e il sistema ha aggiornato le </text:span><text:span text:style-name="T7">Attività Educative</text:span><text:span text:style-name="T5">.</text:span></text:p>
            <text:p text:style-name="P6"><text:span text:style-name="T5">L'educatore</text:span><text:span text:style-name="T9"> </text:span><text:span text:style-name="T5">ha </text:span><text:span text:style-name="T12">annullato</text:span><text:span text:style-name="T5"> </text:span><text:span text:style-name="T12">l' </text:span><text:span text:style-name="T5">operazione <text:s/></text:span><text:span text:style-name="T12">e </text:span><text:span text:style-name="T5">il sistema </text:span><text:span text:style-name="T12">non </text:span><text:span text:style-name="T5">ha aggiornato </text:span><text:span text:style-name="T10">l'elenco </text:span><text:span text:style-name="T10">delle attività educati</text:span><text:span text:style-name="T13">v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150098" text:style-name="L1">
              <text:list-header>
                <text:p text:style-name="P7">Nel caso di un errore utente, il sistema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6M19S</meta:editing-duration>
    <meta:editing-cycles>14</meta:editing-cycles>
    <meta:generator>LibreOffice/3.6$Windows_x86 LibreOffice_project/da8c1e6-fd468f4-454e206-f42a4a9-143cfd</meta:generator>
    <dc:date>2012-10-19T11:03:17.18</dc:date>
    <meta:document-statistic meta:table-count="1" meta:image-count="0" meta:object-count="0" meta:page-count="1" meta:paragraph-count="23" meta:word-count="145" meta:character-count="1030" meta:non-whitespace-character-count="912"/>
  </office:meta>
</office:document-meta>
</file>